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977cm" fo:min-width="1.302cm" fo:padding-top="0.177cm" fo:padding-bottom="0.177cm" fo:padding-left="0.302cm" fo:padding-right="0.302cm" loext:decorative="false"/>
    </style:style>
    <style:style style:name="gr2" style:family="graphic" style:parent-style-name="objectwithoutfill">
      <style:graphic-properties svg:stroke-width="0.106cm" svg:stroke-color="#037af7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draw:stroke="dash" draw:stroke-dash="Long_20_Dash" svg:stroke-width="0.053cm" svg:stroke-color="#000000" draw:marker-start-width="0.28cm" draw:marker-end="Arrowheads_20_2" draw:marker-end-width="0.28cm" svg:stroke-linecap="butt" draw:fill="none" draw:textarea-vertical-align="middle" fo:padding-top="0.152cm" fo:padding-bottom="0.152cm" fo:padding-left="0.277cm" fo:padding-right="0.277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2.522cm" svg:x="9.255cm" svg:y="9.13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line" svg:x1="10.232cm" svg:y1="12.43cm" svg:x2="10.208cm" svg:y2="7.944cm" svg:d="M10232 12430l-24-4486" svg:viewBox="0 0 25 4487">
          <text:p/>
        </draw:connector>
        <draw:custom-shape draw:style-name="gr1" draw:text-style-name="P1" draw:layer="layout" svg:width="1.905cm" svg:height="2.522cm" draw:transform="rotate (1.5707963267949) translate (4.369cm 11.16cm)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line" svg:x1="7.667cm" svg:y1="10.183cm" svg:x2="3.181cm" svg:y2="10.207cm" svg:d="M7667 10183l-4486 24" svg:viewBox="0 0 4487 25">
          <text:p/>
        </draw:connector>
        <draw:custom-shape draw:style-name="gr1" draw:text-style-name="P1" draw:layer="layout" svg:width="1.905cm" svg:height="2.522cm" draw:transform="rotate (1.5707963267949) translate (13.523cm 11.16cm)">
          <text:p/>
          <draw:enhanced-geometry svg:viewBox="0 0 21600 21600" draw:glue-points="10800 6800 10800 0 0 10800 10800 21600 21600 10800" draw:text-areas="0 6800 21600 18200" draw:mirror-horizontal="true" draw:mirror-vertical="false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line" svg:x1="12.747cm" svg:y1="10.183cm" svg:x2="17.233cm" svg:y2="10.207cm" svg:d="M12747 10183l4486 24" svg:viewBox="0 0 4487 25">
          <text:p/>
        </draw:connector>
        <draw:path draw:style-name="gr3" draw:text-style-name="P1" draw:layer="layout" svg:width="2.539cm" svg:height="0.563cm" svg:x="11.16cm" svg:y="8.302cm" svg:viewBox="0 0 2540 564" svg:d="M0 564c1588-1270 2540 0 2540 0">
          <text:p/>
        </draw:path>
        <draw:path draw:style-name="gr3" draw:text-style-name="P1" draw:layer="layout" svg:width="2.539cm" svg:height="0.563cm" svg:x="6.397cm" svg:y="8.373cm" svg:viewBox="0 0 2540 564" svg:d="M2540 564c-1588-1270-2540 0-2540 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9:40:14.753754913</meta:creation-date>
    <dc:date>2024-12-30T09:45:52.115589882</dc:date>
    <meta:editing-duration>PT5M37S</meta:editing-duration>
    <meta:editing-cycles>1</meta:editing-cycles>
    <meta:document-statistic meta:object-count="8"/>
    <meta:generator>LibreOffice/24.2.7.2$Linux_X86_64 LibreOffice_project/420$Build-2</meta:generator>
  </office:meta>
</office:document-meta>
</file>